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a0a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b4eeb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b2dfe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end="Arrow" draw:marker-end-width="0.3cm" draw:fill="solid" draw:fill-color="#e6e6e6" draw:textarea-horizontal-align="center" draw:textarea-vertical-align="middle"/>
    </style:style>
    <style:style style:name="gr8" style:family="graphic" style:parent-style-name="standard">
      <style:graphic-properties draw:stroke="dash" draw:stroke-dash="Fine_20_Dashed" draw:marker-end="Arrow" draw:marker-end-width="0.3cm" draw:fill="solid" draw:fill-color="#e6e6e6" draw:textarea-horizontal-align="center" draw:textarea-vertical-align="middle"/>
    </style:style>
    <style:style style:name="gr9" style:family="graphic" style:parent-style-name="standard">
      <style:graphic-properties draw:stroke="solid" draw:stroke-dash="Fine_20_Dotted" draw:marker-end="Arrow" draw:marker-end-width="0.3cm" draw:fill="solid" draw:fill-color="#e6e6e6" draw:textarea-horizontal-align="center" draw:textarea-vertical-align="middle"/>
    </style:style>
    <style:style style:name="gr10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solid" draw:fill-color="#ffcc99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="solid" draw:fill-color="#ffa0a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="solid" draw:fill-color="#b2dfee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="solid" draw:fill-color="#b4eeb4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0.1cm"/>
    </style:style>
    <style:style style:name="gr18" style:family="graphic" style:parent-style-name="standard">
      <style:graphic-properties draw:fill="solid" draw:fill-color="#b4a3cc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draw:fill="solid" draw:fill-color="#b4a3cc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0pt"/>
    </style:style>
    <style:style style:name="P7" style:family="paragraph">
      <style:text-properties fo:font-size="16pt" fo:font-weight="bold"/>
    </style:style>
    <style:style style:name="P8" style:family="paragraph">
      <style:text-properties fo:font-size="12pt" fo:font-weight="bold"/>
    </style:style>
    <style:style style:name="P9" style:family="paragraph">
      <style:paragraph-properties fo:margin-left="0cm" fo:margin-right="0cm" fo:text-indent="0cm"/>
      <style:text-properties fo:font-size="12pt" fo:font-weight="bold"/>
    </style:style>
    <style:style style:name="T1" style:family="text">
      <style:text-properties fo:font-size="10pt"/>
    </style:style>
    <style:style style:name="T2" style:family="text">
      <style:text-properties fo:font-size="16pt" fo:font-weight="bold"/>
    </style:style>
    <style:style style:name="T3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8" draw:layer="layout" svg:width="4.2cm" svg:height="0.7cm" svg:x="11.398cm" svg:y="11.241cm">
          <text:p text:style-name="P1"><text:span text:style-name="T1">mmjut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7" draw:layer="layout" svg:width="4.2cm" svg:height="0.7cm" svg:x="6.898cm" svg:y="7.241cm">
          <text:p text:style-name="P1"><text:span text:style-name="T1">mmjvm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9" draw:layer="layout" svg:width="4.2cm" svg:height="0.7cm" svg:x="7.435cm" svg:y="9.488cm">
          <text:p text:style-name="P1"><text:span text:style-name="T1">mmjip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4.2cm" svg:height="0.7cm" svg:x="8.098cm" svg:y="3.641cm">
          <text:p text:style-name="P1"><text:span text:style-name="T1">mmcdk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2" draw:layer="layout" svg:width="4.2cm" svg:height="0.7cm" svg:x="12.298cm" svg:y="7.441cm">
          <text:p text:style-name="P1"><text:span text:style-name="T1">japs_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4" draw:layer="layout" svg:width="4.2cm" svg:height="0.7cm" svg:x="16.835cm" svg:y="8.488cm">
          <text:p text:style-name="P1"><text:span text:style-name="T1">japs_datashee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1" draw:layer="layout" svg:width="4.2cm" svg:height="0.7cm" svg:x="18.598cm" svg:y="3.641cm">
          <text:p text:style-name="P1"><text:span text:style-name="T1">ja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4.2cm" svg:height="0.7cm" svg:x="19.835cm" svg:y="9.688cm">
          <text:p text:style-name="P1"><text:span text:style-name="T1">mmjsq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6" draw:layer="layout" svg:width="4.2cm" svg:height="0.7cm" svg:x="22.035cm" svg:y="7.435cm">
          <text:p text:style-name="P1"><text:span text:style-name="T1">japs_checki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14" draw:layer="layout" svg:width="4.2cm" svg:height="0.7cm" svg:x="23.635cm" svg:y="3.635cm">
          <text:p text:style-name="P1"><text:span text:style-name="T1">mathletfactory_lib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10" draw:layer="layout" svg:width="4.2cm" svg:height="0.7cm" svg:x="2.535cm" svg:y="3.635cm">
          <text:p text:style-name="P1"><text:span text:style-name="T1">mmtex_mumi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11" draw:layer="layout" svg:width="4.2cm" svg:height="0.7cm" svg:x="2.535cm" svg:y="6.288cm">
          <text:p text:style-name="P1"><text:span text:style-name="T1">mmtex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12" draw:layer="layout" svg:width="4.2cm" svg:height="0.7cm" svg:x="2.535cm" svg:y="9.488cm">
          <text:p text:style-name="P1"><text:span text:style-name="T1">mmplutil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20.698cm" svg:y1="4.341cm" svg:x2="14.398cm" svg:y2="7.441cm" draw:start-shape="id1" draw:start-glue-point="2" draw:end-shape="id2" draw:end-glue-point="0">
          <text:p text:style-name="P5"/>
        </draw:connector>
        <draw:connector draw:style-name="gr6" draw:text-style-name="P4" draw:layer="layout" draw:type="line" svg:x1="10.198cm" svg:y1="4.341cm" svg:x2="14.398cm" svg:y2="7.441cm" draw:start-shape="id3" draw:start-glue-point="2" draw:end-shape="id2" draw:end-glue-point="0">
          <text:p text:style-name="P5"/>
        </draw:connector>
        <draw:connector draw:style-name="gr6" draw:text-style-name="P4" draw:layer="layout" draw:type="line" svg:x1="20.698cm" svg:y1="4.341cm" svg:x2="18.935cm" svg:y2="8.488cm" draw:start-shape="id1" draw:start-glue-point="2" draw:end-shape="id4" draw:end-glue-point="0">
          <text:p text:style-name="P5"/>
        </draw:connector>
        <draw:connector draw:style-name="gr6" draw:text-style-name="P4" draw:layer="layout" draw:type="line" svg:x1="20.698cm" svg:y1="4.341cm" svg:x2="21.935cm" svg:y2="9.688cm" draw:start-shape="id1" draw:start-glue-point="2" draw:end-shape="id5" draw:end-glue-point="0">
          <text:p text:style-name="P5"/>
        </draw:connector>
        <draw:connector draw:style-name="gr6" draw:text-style-name="P4" draw:layer="layout" draw:type="line" svg:x1="20.698cm" svg:y1="4.341cm" svg:x2="24.135cm" svg:y2="7.435cm" draw:start-shape="id1" draw:start-glue-point="2" draw:end-shape="id6" draw:end-glue-point="0">
          <text:p text:style-name="P5"/>
        </draw:connector>
        <draw:connector draw:style-name="gr6" draw:text-style-name="P4" draw:layer="layout" draw:type="line" svg:x1="10.198cm" svg:y1="4.341cm" svg:x2="8.998cm" svg:y2="7.241cm" draw:start-shape="id3" draw:start-glue-point="2" draw:end-shape="id7" draw:end-glue-point="0">
          <text:p text:style-name="P5"/>
        </draw:connector>
        <draw:connector draw:style-name="gr6" draw:text-style-name="P4" draw:layer="layout" draw:type="line" svg:x1="10.198cm" svg:y1="4.341cm" svg:x2="13.498cm" svg:y2="11.241cm" draw:start-shape="id3" draw:start-glue-point="2" draw:end-shape="id8" draw:end-glue-point="0">
          <text:p text:style-name="P5"/>
        </draw:connector>
        <draw:connector draw:style-name="gr6" draw:text-style-name="P4" draw:layer="layout" draw:type="line" svg:x1="8.998cm" svg:y1="7.941cm" svg:x2="9.535cm" svg:y2="9.488cm" draw:start-shape="id7" draw:start-glue-point="2" draw:end-shape="id9" draw:end-glue-point="0">
          <text:p text:style-name="P5"/>
        </draw:connector>
        <draw:connector draw:style-name="gr6" draw:text-style-name="P4" draw:layer="layout" draw:type="line" svg:x1="10.198cm" svg:y1="4.341cm" svg:x2="18.935cm" svg:y2="8.488cm" draw:start-shape="id3" draw:start-glue-point="2" draw:end-shape="id4" draw:end-glue-point="0">
          <text:p text:style-name="P5"/>
        </draw:connector>
        <draw:connector draw:style-name="gr7" draw:text-style-name="P4" draw:layer="layout" draw:type="line" svg:x1="20.698cm" svg:y1="4.341cm" svg:x2="13.498cm" svg:y2="11.241cm" draw:start-shape="id1" draw:start-glue-point="2" draw:end-shape="id8" draw:end-glue-point="0">
          <text:p text:style-name="P5"/>
        </draw:connector>
        <draw:connector draw:style-name="gr6" draw:text-style-name="P4" draw:layer="layout" draw:type="line" svg:x1="4.635cm" svg:y1="4.335cm" svg:x2="4.635cm" svg:y2="6.288cm" draw:start-shape="id10" draw:start-glue-point="2" draw:end-shape="id11" draw:end-glue-point="0">
          <text:p text:style-name="P5"/>
        </draw:connector>
        <draw:connector draw:style-name="gr6" draw:text-style-name="P4" draw:layer="layout" draw:type="line" svg:x1="4.635cm" svg:y1="6.988cm" svg:x2="4.635cm" svg:y2="9.488cm" draw:start-shape="id11" draw:start-glue-point="2" draw:end-shape="id12" draw:end-glue-point="0">
          <text:p text:style-name="P5"/>
        </draw:connector>
        <draw:connector draw:style-name="gr8" draw:text-style-name="P4" draw:layer="layout" draw:type="line" svg:x1="8.098cm" svg:y1="3.991cm" svg:x2="6.735cm" svg:y2="3.985cm" draw:start-shape="id3" draw:start-glue-point="3" draw:end-shape="id10" draw:end-glue-point="1">
          <text:p text:style-name="P5"/>
        </draw:connector>
        <draw:connector draw:style-name="gr8" draw:text-style-name="P4" draw:layer="layout" draw:type="line" svg:x1="10.198cm" svg:y1="4.341cm" svg:x2="6.735cm" svg:y2="6.638cm" draw:start-shape="id3" draw:start-glue-point="2" draw:end-shape="id11" draw:end-glue-point="1">
          <text:p text:style-name="P5"/>
        </draw:connector>
        <draw:connector draw:style-name="gr9" draw:text-style-name="P4" draw:layer="layout" draw:type="line" svg:x1="15.144cm" svg:y1="14.071cm" svg:x2="16.669cm" svg:y2="14.071cm">
          <text:p text:style-name="P5"/>
        </draw:connector>
        <draw:frame draw:style-name="gr10" draw:text-style-name="P6" draw:layer="layout" svg:width="2.995cm" svg:height="0.645cm" svg:x="17.333cm" svg:y="13.702cm">
          <draw:text-box>
            <text:p text:style-name="P5"><text:span text:style-name="T1">A depends on B</text:span></text:p>
          </draw:text-box>
        </draw:frame>
        <draw:connector draw:style-name="gr7" draw:text-style-name="P4" draw:layer="layout" draw:type="line" svg:x1="15.135cm" svg:y1="15.071cm" svg:x2="16.66cm" svg:y2="15.071cm">
          <text:p text:style-name="P5"/>
        </draw:connector>
        <draw:frame draw:style-name="gr10" draw:text-style-name="P6" draw:layer="layout" svg:width="5.717cm" svg:height="0.645cm" svg:x="17.324cm" svg:y="14.702cm">
          <draw:text-box>
            <text:p text:style-name="P5"><text:span text:style-name="T1">A depends on B only at build time</text:span></text:p>
          </draw:text-box>
        </draw:frame>
        <draw:connector draw:style-name="gr8" draw:text-style-name="P4" draw:layer="layout" draw:type="line" svg:x1="15.18cm" svg:y1="16.071cm" svg:x2="16.705cm" svg:y2="16.071cm">
          <text:p text:style-name="P5"/>
        </draw:connector>
        <draw:frame draw:style-name="gr10" draw:text-style-name="P6" draw:layer="layout" svg:width="6.585cm" svg:height="1.039cm" svg:x="17.369cm" svg:y="15.702cm">
          <draw:text-box>
            <text:p text:style-name="P5"><text:span text:style-name="T1">A depends de-facto on B, i.e., A makes</text:span></text:p>
            <text:p text:style-name="P5"><text:span text:style-name="T1"><text:s/></text:span><text:span text:style-name="T1">no sense without B</text:span></text:p>
          </draw:text-box>
        </draw:frame>
        <draw:custom-shape draw:style-name="gr11" draw:text-style-name="P3" draw:layer="layout" svg:width="2cm" svg:height="0.4cm" svg:x="6.635cm" svg:y="15.635cm">
          <text:p text:style-name="P5"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642cm" svg:height="0.645cm" svg:x="8.635cm" svg:y="15.49cm">
          <draw:text-box>
            <text:p text:style-name="P5"><text:span text:style-name="T1">Mmcdk family of packages</text:span></text:p>
          </draw:text-box>
        </draw:frame>
        <draw:custom-shape draw:style-name="gr12" draw:text-style-name="P3" draw:layer="layout" svg:width="2cm" svg:height="0.4cm" svg:x="6.665cm" svg:y="14.611cm">
          <text:p text:style-name="P5"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253cm" svg:height="0.645cm" svg:x="8.665cm" svg:y="14.466cm">
          <draw:text-box>
            <text:p text:style-name="P5"><text:span text:style-name="T1">Japs family of packages</text:span></text:p>
          </draw:text-box>
        </draw:frame>
        <draw:custom-shape draw:style-name="gr13" draw:text-style-name="P3" draw:layer="layout" svg:width="2cm" svg:height="0.4cm" svg:x="6.635cm" svg:y="13.611cm">
          <text:p text:style-name="P5"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562cm" svg:height="0.645cm" svg:x="8.635cm" svg:y="13.466cm">
          <draw:text-box>
            <text:p text:style-name="P5"><text:span text:style-name="T1">Mmtex family of packages</text:span></text:p>
          </draw:text-box>
        </draw:frame>
        <draw:custom-shape draw:style-name="gr14" draw:text-style-name="P3" draw:layer="layout" svg:width="2cm" svg:height="0.4cm" svg:x="6.635cm" svg:y="16.635cm">
          <text:p text:style-name="P5"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5.713cm" svg:height="0.645cm" svg:x="8.635cm" svg:y="16.49cm">
          <draw:text-box>
            <text:p text:style-name="P5"><text:span text:style-name="T1">Mathletfactory family of packages</text:span></text:p>
          </draw:text-box>
        </draw:frame>
        <draw:custom-shape draw:style-name="gr15" draw:text-style-name="P3" draw:layer="layout" svg:width="2cm" svg:height="0.4cm" svg:x="6.635cm" svg:y="17.635cm">
          <text:p text:style-name="P5"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987cm" svg:height="0.645cm" svg:x="8.635cm" svg:y="17.49cm">
          <draw:text-box>
            <text:p text:style-name="P5"><text:span text:style-name="T1">Other packages</text:span></text:p>
          </draw:text-box>
        </draw:frame>
        <draw:frame draw:style-name="gr10" draw:text-style-name="P7" draw:layer="layout" svg:width="9.07cm" svg:height="0.878cm" svg:x="10.165cm" svg:y="1.657cm">
          <draw:text-box>
            <text:p text:style-name="P5"><text:span text:style-name="T2">Mumie 2 package dependencies</text:span></text:p>
          </draw:text-box>
        </draw:frame>
        <draw:frame draw:style-name="gr16" draw:text-style-name="P8" draw:layer="layout" svg:width="0.807cm" svg:height="0.725cm" svg:x="14.498cm" svg:y="13.688cm">
          <draw:text-box>
            <text:p text:style-name="P5"><text:span text:style-name="T3">A</text:span></text:p>
          </draw:text-box>
        </draw:frame>
        <draw:frame draw:style-name="gr17" draw:text-style-name="P9" draw:layer="layout" svg:width="0.001cm" svg:height="1.187cm" svg:x="16.898cm" svg:y="13.788cm">
          <draw:text-box>
            <text:p text:style-name="P5"/>
          </draw:text-box>
        </draw:frame>
        <draw:frame draw:style-name="gr16" draw:text-style-name="P8" draw:layer="layout" svg:width="0.807cm" svg:height="0.725cm" svg:x="16.598cm" svg:y="13.663cm">
          <draw:text-box>
            <text:p text:style-name="P5"><text:span text:style-name="T3">B</text:span></text:p>
          </draw:text-box>
        </draw:frame>
        <draw:frame draw:style-name="gr16" draw:text-style-name="P8" draw:layer="layout" svg:width="0.807cm" svg:height="0.725cm" svg:x="14.491cm" svg:y="14.688cm">
          <draw:text-box>
            <text:p text:style-name="P5"><text:span text:style-name="T3">A</text:span></text:p>
          </draw:text-box>
        </draw:frame>
        <draw:frame draw:style-name="gr16" draw:text-style-name="P8" draw:layer="layout" svg:width="0.807cm" svg:height="0.725cm" svg:x="14.491cm" svg:y="15.688cm">
          <draw:text-box>
            <text:p text:style-name="P5"><text:span text:style-name="T3">A</text:span></text:p>
          </draw:text-box>
        </draw:frame>
        <draw:frame draw:style-name="gr16" draw:text-style-name="P8" draw:layer="layout" svg:width="0.807cm" svg:height="0.725cm" svg:x="16.598cm" svg:y="14.688cm">
          <draw:text-box>
            <text:p text:style-name="P5"><text:span text:style-name="T3">B</text:span></text:p>
          </draw:text-box>
        </draw:frame>
        <draw:frame draw:style-name="gr16" draw:text-style-name="P8" draw:layer="layout" svg:width="0.807cm" svg:height="0.725cm" svg:x="16.598cm" svg:y="15.688cm">
          <draw:text-box>
            <text:p text:style-name="P5"><text:span text:style-name="T3">B</text:span></text:p>
          </draw:text-box>
        </draw:frame>
        <draw:custom-shape draw:style-name="gr18" draw:text-style-name="P3" draw:id="id13" draw:layer="layout" svg:width="4.2cm" svg:height="0.7cm" svg:x="13.598cm" svg:y="3.641cm">
          <text:p text:style-name="P1"><text:span text:style-name="T1">course_creator</text:span></text:p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line" svg:x1="15.698cm" svg:y1="4.341cm" svg:x2="14.398cm" svg:y2="7.441cm" draw:start-shape="id13" draw:start-glue-point="2" draw:end-shape="id2" draw:end-glue-point="0">
          <text:p text:style-name="P5"/>
        </draw:connector>
        <draw:connector draw:style-name="gr20" draw:text-style-name="P4" draw:layer="layout" draw:type="line" svg:x1="8.998cm" svg:y1="7.941cm" svg:x2="13.498cm" svg:y2="11.241cm" draw:start-shape="id7" draw:start-glue-point="2" draw:end-shape="id8" draw:end-glue-point="0">
          <text:p text:style-name="P5"/>
        </draw:connector>
        <draw:connector draw:style-name="gr21" draw:text-style-name="P4" draw:layer="layout" draw:type="line" svg:x1="13.598cm" svg:y1="3.991cm" svg:x2="12.298cm" svg:y2="3.991cm" draw:start-shape="id13" draw:start-glue-point="3" draw:end-shape="id3" draw:end-glue-point="1">
          <text:p text:style-name="P5"/>
        </draw:connector>
        <draw:custom-shape draw:style-name="gr22" draw:text-style-name="P3" draw:layer="layout" svg:width="2cm" svg:height="0.4cm" svg:x="6.635cm" svg:y="18.635cm">
          <text:p text:style-name="P5"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333cm" svg:height="0.645cm" svg:x="8.635cm" svg:y="18.49cm">
          <draw:text-box>
            <text:p text:style-name="P5"><text:span text:style-name="T1">Course Creator package</text:span></text:p>
          </draw:text-box>
        </draw:frame>
        <draw:connector draw:style-name="gr19" draw:text-style-name="P4" draw:layer="layout" draw:type="line" svg:x1="24.135cm" svg:y1="7.435cm" svg:x2="25.735cm" svg:y2="4.335cm" draw:start-shape="id6" draw:start-glue-point="0" draw:end-shape="id14" draw:end-glue-point="2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2cm" draw:dots2="1" draw:dots2-length="0.2cm" draw:distance="0.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Tilman Rassy</meta:initial-creator>
    <meta:creation-date>2007-08-22T16:15:41</meta:creation-date>
    <dc:date>2009-01-20T16:57:50</dc:date>
    <dc:language>en-US</dc:language>
    <meta:editing-cycles>9</meta:editing-cycles>
    <meta:editing-duration>PT1H12M13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